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358E086BFD97AC54C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7.988cm" draw:z-index="0"><draw:image xlink:href="Pictures/100000000000032900000358E086BFD97AC54C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05:06.991000000</meta:creation-date>
    <dc:date>2018-10-06T12:05:24.794000000</dc:date>
    <meta:editing-duration>PT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2.2$Windows_x86 LibreOffice_project/6cd4f1ef626f15116896b1d8e1398b56da0d0ee1</meta:generator>
  </office:meta>
</office:document-meta>
</file>